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cm" svg:height="3cm" svg:x="10.6cm" svg:y="1.8cm">
          <text:p text:style-name="P1">Hel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4.2cm" svg:y="6.6cm">
          <text:p text:style-name="P1">Suppo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6.5cm" svg:y="6.6cm">
          <text:p text:style-name="P1">St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3cm" svg:height="2.5cm" svg:x="18.356cm" svg:y="6.843cm">
          <text:p text:style-name="P1">I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8.768cm" svg:y1="8.093cm" svg:x2="17.2cm" svg:y2="8.1cm" draw:start-shape="id1" draw:start-glue-point="9" draw:end-shape="id2" draw:end-glue-point="10" svg:d="M18768 8093l-1568 7" svg:viewBox="0 0 1569 8">
          <text:p/>
        </draw:connector>
        <draw:connector draw:style-name="gr4" draw:text-style-name="P1" draw:layer="layout" draw:type="line" svg:x1="9.061cm" svg:y1="7.039cm" svg:x2="11.039cm" svg:y2="4.361cm" draw:start-shape="id3" draw:start-glue-point="11" draw:end-shape="id4" draw:end-glue-point="7" svg:d="M9061 7039l1978-2678" svg:viewBox="0 0 1979 2679">
          <text:p text:style-name="P1">1.2 <text:s text:c="5"/></text:p>
        </draw:connector>
        <draw:connector draw:style-name="gr4" draw:text-style-name="P1" draw:layer="layout" draw:type="line" svg:x1="14.639cm" svg:y1="7.039cm" svg:x2="13.161cm" svg:y2="4.361cm" draw:start-shape="id2" draw:start-glue-point="5" draw:end-shape="id4" draw:end-glue-point="9" svg:d="M14639 7039l-1478-2678" svg:viewBox="0 0 1479 2679">
          <text:p text:style-name="P1"><text:s text:c="6"/>1.1</text:p>
        </draw:connector>
        <draw:connector draw:style-name="gr4" draw:text-style-name="P1" draw:layer="layout" draw:type="line" svg:x1="14.2cm" svg:y1="8.1cm" svg:x2="9.5cm" svg:y2="8.1cm" draw:start-shape="id2" draw:start-glue-point="6" draw:end-shape="id3" draw:end-glue-point="10" svg:d="M14200 8100h-4700" svg:viewBox="0 0 4701 1">
          <text:p text:style-name="P1">2</text:p>
          <text:p text:style-name="P1"/>
        </draw:connector>
        <draw:connector draw:style-name="gr4" draw:text-style-name="P1" draw:layer="layout" draw:type="curve" draw:line-skew="1.028cm" svg:x1="9.061cm" svg:y1="9.161cm" svg:x2="6.939cm" svg:y2="9.161cm" draw:start-shape="id3" draw:start-glue-point="9" draw:end-shape="id3" draw:end-glue-point="7" svg:d="M9061 9161c0 2953-2122 2953-2122 0" svg:viewBox="0 0 2123 2216">
          <text:p text:style-name="P1">3</text:p>
        </draw:connector>
        <draw:custom-shape draw:style-name="gr2" draw:text-style-name="P1" xml:id="id5" draw:id="id5" draw:layer="layout" svg:width="3.3cm" svg:height="2.5cm" svg:x="18.7cm" svg:y="2.1cm">
          <text:p text:style-name="P1">O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3.6cm" svg:y1="3.3cm" svg:x2="19.112cm" svg:y2="3.35cm" draw:start-shape="id4" draw:start-glue-point="10" draw:end-shape="id5" draw:end-glue-point="9" svg:d="M13600 3300l5512 50" svg:viewBox="0 0 5513 51">
          <text:p/>
        </draw:connector>
        <draw:custom-shape draw:style-name="gr5" draw:text-style-name="P1" draw:layer="layout" svg:width="15.1cm" svg:height="1.3cm" svg:x="6.2cm" svg:y="12.9cm">
          <text:p text:style-name="P1">Info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1cm" svg:height="1.3cm" svg:x="6.2cm" svg:y="14.4cm">
          <text:p text:style-name="P1">Assist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1cm" svg:height="1.3cm" svg:x="6.2cm" svg:y="15.9cm">
          <text:p text:style-name="P1">Transport Lay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3.3cm" svg:height="2.5cm" svg:x="1.9cm" svg:y="6.9cm">
          <text:p text:style-name="P1">I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4.788cm" svg:y1="8.15cm" svg:x2="6.5cm" svg:y2="8.1cm" draw:start-shape="id6" draw:start-glue-point="6" draw:end-shape="id3" draw:end-glue-point="6" svg:d="M4788 8150l1712-50" svg:viewBox="0 0 1713 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or </meta:initial-creator>
    <meta:creation-date>2015-09-09T20:48:05.232800597</meta:creation-date>
    <dc:date>2015-09-09T22:36:52.799319908</dc:date>
    <dc:creator>gabor </dc:creator>
    <meta:editing-duration>PT1H2M6S</meta:editing-duration>
    <meta:editing-cycles>3</meta:editing-cycles>
    <meta:generator>LibreOffice/4.2.8.2$Linux_X86_64 LibreOffice_project/420m0$Build-2</meta:generator>
    <meta:document-statistic meta:object-count="16"/>
  </office:meta>
</office:document-meta>
</file>